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ff66" draw:textarea-vertical-align="middle"/>
    </style:style>
    <style:style style:name="gr2" style:family="graphic" style:parent-style-name="objectwithoutfill">
      <style:graphic-properties svg:stroke-width="0.1cm" draw:marker-start-width="0.5cm" draw:marker-end="Arrowheads_20_2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65cm" draw:marker-end="Arrowheads_20_2" draw:marker-end-width="0.7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35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9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color="#ff0000"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text-properties fo:color="#ff0000"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color="#ff0000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2.4cm" svg:y="10.4cm">
          <text:p text:style-name="P1"><text:span text:style-name="T1">6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frame draw:style-name="gr4" draw:text-style-name="P3" draw:layer="layout" svg:width="19.6cm" svg:height="4.985cm" svg:x="5.2cm" svg:y="16.2cm">
          <draw:text-box>
            <text:p><text:span text:style-name="T2">Kahn detects cyc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circle draw:style-name="gr1" draw:text-style-name="P2" draw:layer="layout" svg:width="2.2cm" svg:height="2.2cm" svg:x="11.7cm" svg:y="14.4cm">
          <text:p text:style-name="P1"><text:span text:style-name="T1">6</text:span></text:p>
        </draw:circl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3" draw:text-style-name="P1" draw:layer="layout" svg:x1="4cm" svg:y1="10.4cm" svg:x2="6.6cm" svg:y2="6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6cm" svg:y="4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1.6cm" svg:y="14.6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13.8cm" svg:height="3.399cm" svg:x="6.9cm" svg:y="7.791cm">
          <draw:text-box>
            <text:p><text:span text:style-name="T4">Repeat from step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1.6cm" svg:y="14.6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8.2cm" svg:y1="4.8cm" svg:x2="12.8cm" svg:y2="3.8cm">
          <text:p/>
        </draw:lin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2.8cm" svg:y="2.4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1.4cm" svg:y="14.6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13.8cm" svg:height="3.399cm" svg:x="6.9cm" svg:y="7.791cm">
          <draw:text-box>
            <text:p><text:span text:style-name="T4">Repeat from step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1.4cm" svg:y="14.6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5cm" svg:y1="3.8cm" svg:x2="17.4cm" svg:y2="5.2cm">
          <text:p/>
        </draw:lin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2" draw:text-style-name="P1" draw:layer="layout" svg:x1="13.4cm" svg:y1="4.6cm" svg:x2="10.4cm" svg:y2="10.4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8.8cm" svg:y="10.4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11.4cm" svg:y="14.6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13.8cm" svg:height="3.399cm" svg:x="6.9cm" svg:y="7.791cm">
          <draw:text-box>
            <text:p><text:span text:style-name="T4">Repeat from step 3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11.4cm" svg:y="14.6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18.2cm" svg:y="18.2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18.2cm" svg:y="18.2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draw:frame draw:style-name="gr9" draw:text-style-name="P7" draw:layer="layout" svg:width="13.8cm" svg:height="3.399cm" svg:x="0.8cm" svg:y="6.001cm">
          <draw:text-box>
            <text:p><text:span text:style-name="T5">Queue is empty, Stop loop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ircle draw:style-name="gr1" draw:text-style-name="P2" draw:layer="layout" svg:width="2.2cm" svg:height="2.2cm" svg:x="16cm" svg:y="18.2cm">
          <text:p text:style-name="P1"><text:span text:style-name="T1">1</text:span></text:p>
        </draw:circle>
        <draw:circle draw:style-name="gr1" draw:text-style-name="P2" draw:layer="layout" svg:width="2.2cm" svg:height="2.2cm" svg:x="13.8cm" svg:y="18.2cm">
          <text:p text:style-name="P1"><text:span text:style-name="T1">2</text:span></text:p>
        </draw:circle>
        <draw:circle draw:style-name="gr1" draw:text-style-name="P2" draw:layer="layout" svg:width="2.2cm" svg:height="2.2cm" svg:x="18.2cm" svg:y="18.2cm">
          <text:p text:style-name="P1"><text:span text:style-name="T1">7</text:span></text:p>
        </draw:circle>
        <draw:circle draw:style-name="gr1" draw:text-style-name="P2" draw:layer="layout" svg:width="2.2cm" svg:height="2.2cm" svg:x="13.4cm" svg:y="10.6cm">
          <text:p text:style-name="P1"><text:span text:style-name="T1">3</text:span></text:p>
        </draw:circle>
        <draw:circle draw:style-name="gr1" draw:text-style-name="P2" draw:layer="layout" svg:width="2.2cm" svg:height="2.2cm" svg:x="21.2cm" svg:y="10.6cm">
          <text:p text:style-name="P1"><text:span text:style-name="T1">5</text:span></text:p>
        </draw:circle>
        <draw:circle draw:style-name="gr1" draw:text-style-name="P2" draw:layer="layout" svg:width="2.2cm" svg:height="2.2cm" svg:x="17.4cm" svg:y="4.8cm">
          <text:p text:style-name="P1"><text:span text:style-name="T1">4</text:span></text:p>
        </draw:circle>
        <draw:line draw:style-name="gr2" draw:text-style-name="P1" draw:layer="layout" svg:x1="17.8cm" svg:y1="7cm" svg:x2="15cm" svg:y2="10.6cm">
          <text:p/>
        </draw:line>
        <draw:line draw:style-name="gr2" draw:text-style-name="P1" draw:layer="layout" svg:x1="21.6cm" svg:y1="10.6cm" svg:x2="19.2cm" svg:y2="7cm">
          <text:p/>
        </draw:line>
        <draw:line draw:style-name="gr2" draw:text-style-name="P1" draw:layer="layout" svg:x1="15.6cm" svg:y1="11.8cm" svg:x2="20.8cm" svg:y2="11.8cm">
          <text:p/>
        </draw:line>
        <draw:line draw:style-name="gr6" draw:text-style-name="P1" draw:layer="layout" svg:x1="11.6cm" svg:y1="17.3cm" svg:x2="27.4cm" svg:y2="17.3cm">
          <text:p/>
        </draw:line>
        <draw:frame draw:style-name="gr7" draw:text-style-name="P4" draw:layer="layout" svg:width="10.433cm" svg:height="1.352cm" svg:x="0.569cm" svg:y="14.89cm">
          <draw:text-box>
            <text:p><text:span text:style-name="T3">Queue with indegree 0</text:span></text:p>
          </draw:text-box>
        </draw:frame>
        <draw:circle draw:style-name="gr1" draw:text-style-name="P2" draw:layer="layout" svg:width="2.2cm" svg:height="2.2cm" svg:x="11.401cm" svg:y="18.201cm">
          <text:p text:style-name="P1"><text:span text:style-name="T1">6</text:span></text:p>
        </draw:circle>
        <draw:frame draw:style-name="gr8" draw:text-style-name="P4" draw:layer="layout" svg:width="3.3cm" svg:height="1.352cm" svg:x="0.401cm" svg:y="18.049cm">
          <draw:text-box>
            <text:p><text:span text:style-name="T3">Result</text:span></text:p>
          </draw:text-box>
        </draw:frame>
        <draw:line draw:style-name="gr6" draw:text-style-name="P1" draw:layer="layout" svg:x1="11.601cm" svg:y1="20.801cm" svg:x2="27.401cm" svg:y2="20.801cm">
          <text:p/>
        </draw:line>
        <draw:frame draw:style-name="gr10" draw:text-style-name="P7" draw:layer="layout" svg:width="15.4cm" svg:height="3.409cm" svg:x="0.6cm" svg:y="5.991cm">
          <draw:text-box>
            <text:p><text:span text:style-name="T5">len(result) != len(graph)</text:span></text:p>
            <text:p><text:span text:style-name="T5"/></text:p>
            <text:p><text:span text:style-name="T5">=&gt;There is a cycl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12T14:03:17</meta:creation-date>
    <meta:editing-duration>P3DT11H28M51S</meta:editing-duration>
    <meta:editing-cycles>51</meta:editing-cycles>
    <dc:date>2020-09-27T15:10:28</dc:date>
    <meta:generator>OpenOffice/4.1.7$Unix OpenOffice.org_project/417m1$Build-9800</meta:generator>
    <meta:document-statistic meta:object-count="331"/>
  </office:meta>
</office:document-meta>
</file>